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127cm" fo:break-before="auto" style:use-optimal-row-height="false"/>
    </style:style>
    <style:style style:name="ro4" style:family="table-row">
      <style:table-row-properties style:row-height="0.8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74pt solid #2a6099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2a6099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74pt solid #2a6099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22">
      <style:table-cell-properties style:text-align-source="fix" style:repeat-content="false" fo:border="0.74pt solid #2a6099"/>
      <style:paragraph-properties fo:text-align="center" fo:margin-left="0cm"/>
    </style:style>
    <style:style style:name="ce7" style:family="table-cell" style:parent-style-name="Default" style:data-style-name="N122">
      <style:table-cell-properties fo:background-color="#ff0000" style:text-align-source="fix" style:repeat-content="false" fo:border="0.74pt solid #2a6099"/>
      <style:paragraph-properties fo:text-align="center" fo:margin-left="0cm"/>
    </style:style>
    <style:style style:name="ce8" style:family="table-cell" style:parent-style-name="Default">
      <style:table-cell-properties fo:background-color="#77bc65" fo:border="0.74pt solid #2a6099"/>
    </style:style>
    <style:style style:name="ce9" style:family="table-cell" style:parent-style-name="Default">
      <style:table-cell-properties fo:background-color="#ff0000" fo:border="0.74pt solid #2a6099"/>
    </style:style>
    <style:style style:name="ce10" style:family="table-cell" style:parent-style-name="Default">
      <style:table-cell-properties fo:border="0.74pt solid #2a6099"/>
    </style:style>
    <style:style style:name="ce11" style:family="table-cell" style:parent-style-name="Default">
      <style:table-cell-properties fo:border="0.74pt solid #2a6099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d7d7" style:text-align-source="fix" style:repeat-content="false" fo:border="0.74pt solid #2a6099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ffe994" style:text-align-source="fix" style:repeat-content="false" fo:border="0.74pt solid #2a6099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e8f2a1" style:text-align-source="fix" style:repeat-content="false" fo:border="0.74pt solid #2a6099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#729fcf" style:text-align-source="fix" style:repeat-content="false" fo:border="0.74pt solid #2a6099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column table:style-name="co1" table:number-columns-repeated="2" table:default-cell-style-name="ce6"/>
        <table:table-column table:style-name="co1" table:number-columns-repeated="16376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16376"/>
        </table:table-row>
        <table:table-row table:style-name="ro2">
          <table:table-cell table:style-name="ce1" office:value-type="string" calcext:value-type="string">
            <text:p>Calcoli per la scala automatica dell’Ohmmetro</text:p>
          </table:table-cell>
          <table:table-cell table:number-columns-repeated="5"/>
          <table:table-cell table:style-name="Default" table:number-columns-repeated="2"/>
          <table:table-cell table:number-columns-repeated="1637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 table:number-columns-spanned="13" table:number-rows-spanned="1">
            <text:p>Rx</text:p>
          </table:table-cell>
          <table:covered-table-cell table:number-columns-repeated="12" table:style-name="ce10"/>
          <table:table-cell table:number-columns-repeated="16370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Scala 200</text:p>
          </table:table-cell>
          <table:covered-table-cell table:number-columns-repeated="2" table:style-name="ce11"/>
          <table:table-cell table:style-name="ce12" office:value-type="string" calcext:value-type="string" table:number-columns-spanned="3" table:number-rows-spanned="1">
            <text:p>scala 2K</text:p>
          </table:table-cell>
          <table:covered-table-cell table:number-columns-repeated="2" table:style-name="ce11"/>
          <table:table-cell table:style-name="ce13" office:value-type="string" calcext:value-type="string" table:number-columns-spanned="2" table:number-rows-spanned="1">
            <text:p>scala 20K</text:p>
          </table:table-cell>
          <table:covered-table-cell table:style-name="ce11"/>
          <table:table-cell table:style-name="ce14" office:value-type="string" calcext:value-type="string" table:number-columns-spanned="2" table:number-rows-spanned="1">
            <text:p>scala 200K</text:p>
          </table:table-cell>
          <table:covered-table-cell table:style-name="ce11"/>
          <table:table-cell table:style-name="ce15" office:value-type="string" calcext:value-type="string" table:number-columns-spanned="3" table:number-rows-spanned="1">
            <text:p>scala 1M</text:p>
          </table:table-cell>
          <table:covered-table-cell table:number-columns-repeated="2" table:style-name="ce11"/>
          <table:table-cell table:style-name="ce2" table:number-columns-repeated="16370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float" office:value="1.8" calcext:value-type="float">
            <text:p>1,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2000000" calcext:value-type="float">
            <text:p>2000000</text:p>
          </table:table-cell>
          <table:table-cell table:style-name="ce3" office:value-type="float" office:value="10000000" calcext:value-type="float">
            <text:p>10000000</text:p>
          </table:table-cell>
          <table:table-cell table:number-columns-repeated="16370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table:formula="of:=5*[.B$6]/([.$A7]+[.B$6])" office:value-type="float" office:value="0.0884086444007859" calcext:value-type="float">
            <text:p>0,0884</text:p>
          </table:table-cell>
          <table:table-cell table:style-name="ce6" table:formula="of:=5*[.C$6]/([.$A7]+[.C$6])" office:value-type="float" office:value="2.5" calcext:value-type="float">
            <text:p>2,5000</text:p>
          </table:table-cell>
          <table:table-cell table:style-name="ce6" table:formula="of:=5*[.D$6]/([.$A7]+[.D$6])" office:value-type="float" office:value="3.33333333333333" calcext:value-type="float">
            <text:p>3,3333</text:p>
          </table:table-cell>
          <table:table-cell table:style-name="ce6" table:formula="of:=5*[.E$6]/([.$A7]+[.E$6])" office:value-type="float" office:value="4.16666666666667" calcext:value-type="float">
            <text:p>4,1667</text:p>
          </table:table-cell>
          <table:table-cell table:style-name="ce6" table:formula="of:=5*[.F$6]/([.$A7]+[.F$6])" office:value-type="float" office:value="4.54545454545455" calcext:value-type="float">
            <text:p>4,5455</text:p>
          </table:table-cell>
          <table:table-cell table:formula="of:=5*[.G$6]/([.$A7]+[.G$6])" office:value-type="float" office:value="4.76190476190476" calcext:value-type="float">
            <text:p>4,7619</text:p>
          </table:table-cell>
          <table:table-cell table:formula="of:=5*[.H$6]/([.$A7]+[.H$6])" office:value-type="float" office:value="4.95049504950495" calcext:value-type="float">
            <text:p>4,9505</text:p>
          </table:table-cell>
          <table:table-cell table:style-name="ce7" table:formula="of:=5*[.I$6]/([.$A7]+[.I$6])" office:value-type="float" office:value="4.97512437810945" calcext:value-type="float">
            <text:p>4,9751</text:p>
          </table:table-cell>
          <table:table-cell table:style-name="ce7" table:formula="of:=5*[.J$6]/([.$A7]+[.J$6])" office:value-type="float" office:value="4.995004995005" calcext:value-type="float">
            <text:p>4,9950</text:p>
          </table:table-cell>
          <table:table-cell table:style-name="ce7" table:formula="of:=5*[.K$6]/([.$A7]+[.K$6])" office:value-type="float" office:value="4.99750124937531" calcext:value-type="float">
            <text:p>4,9975</text:p>
          </table:table-cell>
          <table:table-cell table:style-name="ce7" table:formula="of:=5*[.L$6]/([.$A7]+[.L$6])" office:value-type="float" office:value="4.999500049995" calcext:value-type="float">
            <text:p>4,9995</text:p>
          </table:table-cell>
          <table:table-cell table:style-name="ce7" table:formula="of:=5*[.M$6]/([.$A7]+[.M$6])" office:value-type="float" office:value="4.99975001249938" calcext:value-type="float">
            <text:p>4,9998</text:p>
          </table:table-cell>
          <table:table-cell table:style-name="ce7" table:formula="of:=5*[.N$6]/([.$A7]+[.N$6])" office:value-type="float" office:value="4.9999500005" calcext:value-type="float">
            <text:p>5,0000</text:p>
          </table:table-cell>
          <table:table-cell table:style-name="ce16" office:value-type="string" calcext:value-type="string" table:number-columns-spanned="1" table:number-rows-spanned="5">
            <text:p>v</text:p>
          </table:table-cell>
          <table:table-cell table:number-columns-repeated="16369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7" table:formula="of:=5*[.B$6]/([.$A8]+[.B$6])" office:value-type="float" office:value="0.00898382910760631" calcext:value-type="float">
            <text:p>0,0090</text:p>
          </table:table-cell>
          <table:table-cell table:style-name="ce6" table:formula="of:=5*[.C$6]/([.$A8]+[.C$6])" office:value-type="float" office:value="0.454545454545455" calcext:value-type="float">
            <text:p>0,4545</text:p>
          </table:table-cell>
          <table:table-cell table:style-name="ce6" table:formula="of:=5*[.D$6]/([.$A8]+[.D$6])" office:value-type="float" office:value="0.833333333333333" calcext:value-type="float">
            <text:p>0,8333</text:p>
          </table:table-cell>
          <table:table-cell table:style-name="ce6" table:formula="of:=5*[.E$6]/([.$A8]+[.E$6])" office:value-type="float" office:value="1.66666666666667" calcext:value-type="float">
            <text:p>1,6667</text:p>
          </table:table-cell>
          <table:table-cell table:style-name="ce6" table:formula="of:=5*[.F$6]/([.$A8]+[.F$6])" office:value-type="float" office:value="2.5" calcext:value-type="float">
            <text:p>2,5000</text:p>
          </table:table-cell>
          <table:table-cell table:formula="of:=5*[.G$6]/([.$A8]+[.G$6])" office:value-type="float" office:value="3.33333333333333" calcext:value-type="float">
            <text:p>3,3333</text:p>
          </table:table-cell>
          <table:table-cell table:formula="of:=5*[.H$6]/([.$A8]+[.H$6])" office:value-type="float" office:value="4.54545454545455" calcext:value-type="float">
            <text:p>4,5455</text:p>
          </table:table-cell>
          <table:table-cell table:style-name="ce6" table:formula="of:=5*[.I$6]/([.$A8]+[.I$6])" office:value-type="float" office:value="4.76190476190476" calcext:value-type="float">
            <text:p>4,7619</text:p>
          </table:table-cell>
          <table:table-cell table:style-name="ce7" table:formula="of:=5*[.J$6]/([.$A8]+[.J$6])" office:value-type="float" office:value="4.95049504950495" calcext:value-type="float">
            <text:p>4,9505</text:p>
          </table:table-cell>
          <table:table-cell table:style-name="ce7" table:formula="of:=5*[.K$6]/([.$A8]+[.K$6])" office:value-type="float" office:value="4.97512437810945" calcext:value-type="float">
            <text:p>4,9751</text:p>
          </table:table-cell>
          <table:table-cell table:style-name="ce7" table:formula="of:=5*[.L$6]/([.$A8]+[.L$6])" office:value-type="float" office:value="4.995004995005" calcext:value-type="float">
            <text:p>4,9950</text:p>
          </table:table-cell>
          <table:table-cell table:style-name="ce7" table:formula="of:=5*[.M$6]/([.$A8]+[.M$6])" office:value-type="float" office:value="4.99750124937531" calcext:value-type="float">
            <text:p>4,9975</text:p>
          </table:table-cell>
          <table:table-cell table:style-name="ce7" table:formula="of:=5*[.N$6]/([.$A8]+[.N$6])" office:value-type="float" office:value="4.999500049995" calcext:value-type="float">
            <text:p>4,9995</text:p>
          </table:table-cell>
          <table:covered-table-cell/>
          <table:table-cell table:number-columns-repeated="16369"/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7" table:formula="of:=5*[.B$6]/([.$A9]+[.B$6])" office:value-type="float" office:value="0.000899838029154752" calcext:value-type="float">
            <text:p>0,0009</text:p>
          </table:table-cell>
          <table:table-cell table:style-name="ce7" table:formula="of:=5*[.C$6]/([.$A9]+[.C$6])" office:value-type="float" office:value="0.0495049504950495" calcext:value-type="float">
            <text:p>0,0495</text:p>
          </table:table-cell>
          <table:table-cell table:style-name="ce6" table:formula="of:=5*[.D$6]/([.$A9]+[.D$6])" office:value-type="float" office:value="0.0980392156862745" calcext:value-type="float">
            <text:p>0,0980</text:p>
          </table:table-cell>
          <table:table-cell table:style-name="ce6" table:formula="of:=5*[.E$6]/([.$A9]+[.E$6])" office:value-type="float" office:value="0.238095238095238" calcext:value-type="float">
            <text:p>0,2381</text:p>
          </table:table-cell>
          <table:table-cell table:style-name="ce6" table:formula="of:=5*[.F$6]/([.$A9]+[.F$6])" office:value-type="float" office:value="0.454545454545455" calcext:value-type="float">
            <text:p>0,4545</text:p>
          </table:table-cell>
          <table:table-cell table:formula="of:=5*[.G$6]/([.$A9]+[.G$6])" office:value-type="float" office:value="0.833333333333333" calcext:value-type="float">
            <text:p>0,8333</text:p>
          </table:table-cell>
          <table:table-cell table:formula="of:=5*[.H$6]/([.$A9]+[.H$6])" office:value-type="float" office:value="2.5" calcext:value-type="float">
            <text:p>2,5000</text:p>
          </table:table-cell>
          <table:table-cell table:style-name="ce6" table:formula="of:=5*[.I$6]/([.$A9]+[.I$6])" office:value-type="float" office:value="3.33333333333333" calcext:value-type="float">
            <text:p>3,3333</text:p>
          </table:table-cell>
          <table:table-cell table:style-name="ce6" table:formula="of:=5*[.J$6]/([.$A9]+[.J$6])" office:value-type="float" office:value="4.54545454545455" calcext:value-type="float">
            <text:p>4,5455</text:p>
          </table:table-cell>
          <table:table-cell table:style-name="ce6" table:formula="of:=5*[.K$6]/([.$A9]+[.K$6])" office:value-type="float" office:value="4.76190476190476" calcext:value-type="float">
            <text:p>4,7619</text:p>
          </table:table-cell>
          <table:table-cell table:style-name="ce7" table:formula="of:=5*[.L$6]/([.$A9]+[.L$6])" office:value-type="float" office:value="4.95049504950495" calcext:value-type="float">
            <text:p>4,9505</text:p>
          </table:table-cell>
          <table:table-cell table:style-name="ce7" table:formula="of:=5*[.M$6]/([.$A9]+[.M$6])" office:value-type="float" office:value="4.97512437810945" calcext:value-type="float">
            <text:p>4,9751</text:p>
          </table:table-cell>
          <table:table-cell table:style-name="ce7" table:formula="of:=5*[.N$6]/([.$A9]+[.N$6])" office:value-type="float" office:value="4.995004995005" calcext:value-type="float">
            <text:p>4,9950</text:p>
          </table:table-cell>
          <table:covered-table-cell/>
          <table:table-cell table:number-columns-repeated="16369"/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7" table:formula="of:=5*[.B$6]/([.$A10]+[.B$6])" office:value-type="float" office:value="0.0000899983800291595" calcext:value-type="float">
            <text:p>0,0001</text:p>
          </table:table-cell>
          <table:table-cell table:style-name="ce7" table:formula="of:=5*[.C$6]/([.$A10]+[.C$6])" office:value-type="float" office:value="0.004995004995005" calcext:value-type="float">
            <text:p>0,0050</text:p>
          </table:table-cell>
          <table:table-cell table:style-name="ce7" table:formula="of:=5*[.D$6]/([.$A10]+[.D$6])" office:value-type="float" office:value="0.00998003992015968" calcext:value-type="float">
            <text:p>0,0100</text:p>
          </table:table-cell>
          <table:table-cell table:style-name="ce7" table:formula="of:=5*[.E$6]/([.$A10]+[.E$6])" office:value-type="float" office:value="0.0248756218905473" calcext:value-type="float">
            <text:p>0,0249</text:p>
          </table:table-cell>
          <table:table-cell table:style-name="ce6" table:formula="of:=5*[.F$6]/([.$A10]+[.F$6])" office:value-type="float" office:value="0.0495049504950495" calcext:value-type="float">
            <text:p>0,0495</text:p>
          </table:table-cell>
          <table:table-cell table:formula="of:=5*[.G$6]/([.$A10]+[.G$6])" office:value-type="float" office:value="0.0980392156862745" calcext:value-type="float">
            <text:p>0,0980</text:p>
          </table:table-cell>
          <table:table-cell table:formula="of:=5*[.H$6]/([.$A10]+[.H$6])" office:value-type="float" office:value="0.454545454545455" calcext:value-type="float">
            <text:p>0,4545</text:p>
          </table:table-cell>
          <table:table-cell table:style-name="ce6" table:formula="of:=5*[.I$6]/([.$A10]+[.I$6])" office:value-type="float" office:value="0.833333333333333" calcext:value-type="float">
            <text:p>0,8333</text:p>
          </table:table-cell>
          <table:table-cell table:style-name="ce6" table:formula="of:=5*[.J$6]/([.$A10]+[.J$6])" office:value-type="float" office:value="2.5" calcext:value-type="float">
            <text:p>2,5000</text:p>
          </table:table-cell>
          <table:table-cell table:style-name="ce6" table:formula="of:=5*[.K$6]/([.$A10]+[.K$6])" office:value-type="float" office:value="3.33333333333333" calcext:value-type="float">
            <text:p>3,3333</text:p>
          </table:table-cell>
          <table:table-cell table:style-name="ce6" table:formula="of:=5*[.L$6]/([.$A10]+[.L$6])" office:value-type="float" office:value="4.54545454545455" calcext:value-type="float">
            <text:p>4,5455</text:p>
          </table:table-cell>
          <table:table-cell table:style-name="ce6" table:formula="of:=5*[.M$6]/([.$A10]+[.M$6])" office:value-type="float" office:value="4.76190476190476" calcext:value-type="float">
            <text:p>4,7619</text:p>
          </table:table-cell>
          <table:table-cell table:style-name="ce7" table:formula="of:=5*[.N$6]/([.$A10]+[.N$6])" office:value-type="float" office:value="4.95049504950495" calcext:value-type="float">
            <text:p>4,9505</text:p>
          </table:table-cell>
          <table:covered-table-cell/>
          <table:table-cell table:number-columns-repeated="16369"/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7" table:formula="of:=5*[.B$6]/([.$A11]+[.B$6])" office:value-type="float" office:value="0.00000899998380002916" calcext:value-type="float">
            <text:p>0,0000</text:p>
          </table:table-cell>
          <table:table-cell table:style-name="ce7" table:formula="of:=5*[.C$6]/([.$A11]+[.C$6])" office:value-type="float" office:value="0.0004999500049995" calcext:value-type="float">
            <text:p>0,0005</text:p>
          </table:table-cell>
          <table:table-cell table:style-name="ce7" table:formula="of:=5*[.D$6]/([.$A11]+[.D$6])" office:value-type="float" office:value="0.000999800039992002" calcext:value-type="float">
            <text:p>0,0010</text:p>
          </table:table-cell>
          <table:table-cell table:style-name="ce7" table:formula="of:=5*[.E$6]/([.$A11]+[.E$6])" office:value-type="float" office:value="0.00249875062468766" calcext:value-type="float">
            <text:p>0,0025</text:p>
          </table:table-cell>
          <table:table-cell table:style-name="ce7" table:formula="of:=5*[.F$6]/([.$A11]+[.F$6])" office:value-type="float" office:value="0.004995004995005" calcext:value-type="float">
            <text:p>0,0050</text:p>
          </table:table-cell>
          <table:table-cell table:formula="of:=5*[.G$6]/([.$A11]+[.G$6])" office:value-type="float" office:value="0.00998003992015968" calcext:value-type="float">
            <text:p>0,0100</text:p>
          </table:table-cell>
          <table:table-cell table:formula="of:=5*[.H$6]/([.$A11]+[.H$6])" office:value-type="float" office:value="0.0495049504950495" calcext:value-type="float">
            <text:p>0,0495</text:p>
          </table:table-cell>
          <table:table-cell table:style-name="ce6" table:formula="of:=5*[.I$6]/([.$A11]+[.I$6])" office:value-type="float" office:value="0.0980392156862745" calcext:value-type="float">
            <text:p>0,0980</text:p>
          </table:table-cell>
          <table:table-cell table:style-name="ce6" table:formula="of:=5*[.J$6]/([.$A11]+[.J$6])" office:value-type="float" office:value="0.454545454545455" calcext:value-type="float">
            <text:p>0,4545</text:p>
          </table:table-cell>
          <table:table-cell table:style-name="ce6" table:formula="of:=5*[.K$6]/([.$A11]+[.K$6])" office:value-type="float" office:value="0.833333333333333" calcext:value-type="float">
            <text:p>0,8333</text:p>
          </table:table-cell>
          <table:table-cell table:style-name="ce6" table:formula="of:=5*[.L$6]/([.$A11]+[.L$6])" office:value-type="float" office:value="2.5" calcext:value-type="float">
            <text:p>2,5000</text:p>
          </table:table-cell>
          <table:table-cell table:style-name="ce6" table:formula="of:=5*[.M$6]/([.$A11]+[.M$6])" office:value-type="float" office:value="3.33333333333333" calcext:value-type="float">
            <text:p>3,3333</text:p>
          </table:table-cell>
          <table:table-cell table:style-name="ce6" table:formula="of:=5*[.N$6]/([.$A11]+[.N$6])" office:value-type="float" office:value="4.54545454545455" calcext:value-type="float">
            <text:p>4,5455</text:p>
          </table:table-cell>
          <table:covered-table-cell/>
          <table:table-cell table:number-columns-repeated="16369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6376"/>
        </table:table-row>
        <table:table-row table:style-name="ro4">
          <table:table-cell/>
          <table:table-cell table:style-name="ce4" office:value-type="string" calcext:value-type="string" table:number-columns-spanned="13" table:number-rows-spanned="1">
            <text:p>Valore letto</text:p>
          </table:table-cell>
          <table:covered-table-cell table:number-columns-repeated="12" table:style-name="ce10"/>
          <table:table-cell table:number-columns-repeated="16370"/>
        </table:table-row>
        <table:table-row table:style-name="ro1">
          <table:table-cell/>
          <table:table-cell table:style-name="ce8" table:formula="of:=ROUND(1023*[.B7]/5)" office:value-type="float" office:value="18" calcext:value-type="float">
            <text:p>18</text:p>
          </table:table-cell>
          <table:table-cell table:style-name="ce8" table:formula="of:=ROUND(1023*[.C7]/5)" office:value-type="float" office:value="512" calcext:value-type="float">
            <text:p>512</text:p>
          </table:table-cell>
          <table:table-cell table:style-name="ce8" table:formula="of:=ROUND(1023*[.D7]/5)" office:value-type="float" office:value="682" calcext:value-type="float">
            <text:p>682</text:p>
          </table:table-cell>
          <table:table-cell table:style-name="ce10" table:formula="of:=ROUND(1023*[.E7]/5)" office:value-type="float" office:value="853" calcext:value-type="float">
            <text:p>853</text:p>
          </table:table-cell>
          <table:table-cell table:style-name="ce10" table:formula="of:=ROUND(1023*[.F7]/5)" office:value-type="float" office:value="930" calcext:value-type="float">
            <text:p>930</text:p>
          </table:table-cell>
          <table:table-cell table:style-name="ce9" table:formula="of:=ROUND(1023*[.G7]/5)" office:value-type="float" office:value="974" calcext:value-type="float">
            <text:p>974</text:p>
          </table:table-cell>
          <table:table-cell table:style-name="ce9" table:formula="of:=ROUND(1023*[.H7]/5)" office:value-type="float" office:value="1013" calcext:value-type="float">
            <text:p>1013</text:p>
          </table:table-cell>
          <table:table-cell table:style-name="ce9" table:formula="of:=ROUND(1023*[.I7]/5)" office:value-type="float" office:value="1018" calcext:value-type="float">
            <text:p>1018</text:p>
          </table:table-cell>
          <table:table-cell table:style-name="ce9" table:formula="of:=ROUND(1023*[.J7]/5)" office:value-type="float" office:value="1022" calcext:value-type="float">
            <text:p>1022</text:p>
          </table:table-cell>
          <table:table-cell table:style-name="ce9" table:formula="of:=ROUND(1023*[.K7]/5)" office:value-type="float" office:value="1022" calcext:value-type="float">
            <text:p>1022</text:p>
          </table:table-cell>
          <table:table-cell table:style-name="ce9" table:formula="of:=ROUND(1023*[.L7]/5)" office:value-type="float" office:value="1023" calcext:value-type="float">
            <text:p>1023</text:p>
          </table:table-cell>
          <table:table-cell table:style-name="ce9" table:formula="of:=ROUND(1023*[.M7]/5)" office:value-type="float" office:value="1023" calcext:value-type="float">
            <text:p>1023</text:p>
          </table:table-cell>
          <table:table-cell table:style-name="ce9" table:formula="of:=ROUND(1023*[.N7]/5)" office:value-type="float" office:value="1023" calcext:value-type="float">
            <text:p>1023</text:p>
          </table:table-cell>
          <table:table-cell table:number-columns-repeated="16370"/>
        </table:table-row>
        <table:table-row table:style-name="ro1">
          <table:table-cell/>
          <table:table-cell table:style-name="ce9" table:formula="of:=ROUND(1023*[.B8]/5)" office:value-type="float" office:value="2" calcext:value-type="float">
            <text:p>2</text:p>
          </table:table-cell>
          <table:table-cell table:style-name="ce10" table:formula="of:=ROUND(1023*[.C8]/5)" office:value-type="float" office:value="93" calcext:value-type="float">
            <text:p>93</text:p>
          </table:table-cell>
          <table:table-cell table:style-name="ce10" table:formula="of:=ROUND(1023*[.D8]/5)" office:value-type="float" office:value="171" calcext:value-type="float">
            <text:p>171</text:p>
          </table:table-cell>
          <table:table-cell table:style-name="ce8" table:formula="of:=ROUND(1023*[.E8]/5)" office:value-type="float" office:value="341" calcext:value-type="float">
            <text:p>341</text:p>
          </table:table-cell>
          <table:table-cell table:style-name="ce8" table:formula="of:=ROUND(1023*[.F8]/5)" office:value-type="float" office:value="512" calcext:value-type="float">
            <text:p>512</text:p>
          </table:table-cell>
          <table:table-cell table:style-name="ce8" table:formula="of:=ROUND(1023*[.G8]/5)" office:value-type="float" office:value="682" calcext:value-type="float">
            <text:p>682</text:p>
          </table:table-cell>
          <table:table-cell table:style-name="ce10" table:formula="of:=ROUND(1023*[.H8]/5)" office:value-type="float" office:value="930" calcext:value-type="float">
            <text:p>930</text:p>
          </table:table-cell>
          <table:table-cell table:style-name="ce10" table:formula="of:=ROUND(1023*[.I8]/5)" office:value-type="float" office:value="974" calcext:value-type="float">
            <text:p>974</text:p>
          </table:table-cell>
          <table:table-cell table:style-name="ce9" table:formula="of:=ROUND(1023*[.J8]/5)" office:value-type="float" office:value="1013" calcext:value-type="float">
            <text:p>1013</text:p>
          </table:table-cell>
          <table:table-cell table:style-name="ce9" table:formula="of:=ROUND(1023*[.K8]/5)" office:value-type="float" office:value="1018" calcext:value-type="float">
            <text:p>1018</text:p>
          </table:table-cell>
          <table:table-cell table:style-name="ce9" table:formula="of:=ROUND(1023*[.L8]/5)" office:value-type="float" office:value="1022" calcext:value-type="float">
            <text:p>1022</text:p>
          </table:table-cell>
          <table:table-cell table:style-name="ce9" table:formula="of:=ROUND(1023*[.M8]/5)" office:value-type="float" office:value="1022" calcext:value-type="float">
            <text:p>1022</text:p>
          </table:table-cell>
          <table:table-cell table:style-name="ce9" table:formula="of:=ROUND(1023*[.N8]/5)" office:value-type="float" office:value="1023" calcext:value-type="float">
            <text:p>1023</text:p>
          </table:table-cell>
          <table:table-cell table:number-columns-repeated="16370"/>
        </table:table-row>
        <table:table-row table:style-name="ro1">
          <table:table-cell/>
          <table:table-cell table:style-name="ce9" table:formula="of:=ROUND(1023*[.B9]/5)" office:value-type="float" office:value="0" calcext:value-type="float">
            <text:p>0</text:p>
          </table:table-cell>
          <table:table-cell table:style-name="ce9" table:formula="of:=ROUND(1023*[.C9]/5)" office:value-type="float" office:value="10" calcext:value-type="float">
            <text:p>10</text:p>
          </table:table-cell>
          <table:table-cell table:style-name="ce10" table:formula="of:=ROUND(1023*[.D9]/5)" office:value-type="float" office:value="20" calcext:value-type="float">
            <text:p>20</text:p>
          </table:table-cell>
          <table:table-cell table:style-name="ce10" table:formula="of:=ROUND(1023*[.E9]/5)" office:value-type="float" office:value="49" calcext:value-type="float">
            <text:p>49</text:p>
          </table:table-cell>
          <table:table-cell table:style-name="ce10" table:formula="of:=ROUND(1023*[.F9]/5)" office:value-type="float" office:value="93" calcext:value-type="float">
            <text:p>93</text:p>
          </table:table-cell>
          <table:table-cell table:style-name="ce10" table:formula="of:=ROUND(1023*[.G9]/5)" office:value-type="float" office:value="171" calcext:value-type="float">
            <text:p>171</text:p>
          </table:table-cell>
          <table:table-cell table:style-name="ce8" table:formula="of:=ROUND(1023*[.H9]/5)" office:value-type="float" office:value="512" calcext:value-type="float">
            <text:p>512</text:p>
          </table:table-cell>
          <table:table-cell table:style-name="ce8" table:formula="of:=ROUND(1023*[.I9]/5)" office:value-type="float" office:value="682" calcext:value-type="float">
            <text:p>682</text:p>
          </table:table-cell>
          <table:table-cell table:style-name="ce10" table:formula="of:=ROUND(1023*[.J9]/5)" office:value-type="float" office:value="930" calcext:value-type="float">
            <text:p>930</text:p>
          </table:table-cell>
          <table:table-cell table:style-name="ce10" table:formula="of:=ROUND(1023*[.K9]/5)" office:value-type="float" office:value="974" calcext:value-type="float">
            <text:p>974</text:p>
          </table:table-cell>
          <table:table-cell table:style-name="ce10" table:formula="of:=ROUND(1023*[.L9]/5)" office:value-type="float" office:value="1013" calcext:value-type="float">
            <text:p>1013</text:p>
          </table:table-cell>
          <table:table-cell table:style-name="ce9" table:formula="of:=ROUND(1023*[.M9]/5)" office:value-type="float" office:value="1018" calcext:value-type="float">
            <text:p>1018</text:p>
          </table:table-cell>
          <table:table-cell table:style-name="ce9" table:formula="of:=ROUND(1023*[.N9]/5)" office:value-type="float" office:value="1022" calcext:value-type="float">
            <text:p>1022</text:p>
          </table:table-cell>
          <table:table-cell table:number-columns-repeated="16370"/>
        </table:table-row>
        <table:table-row table:style-name="ro1">
          <table:table-cell/>
          <table:table-cell table:style-name="ce9" table:formula="of:=ROUND(1023*[.B10]/5)" office:value-type="float" office:value="0" calcext:value-type="float">
            <text:p>0</text:p>
          </table:table-cell>
          <table:table-cell table:style-name="ce9" table:formula="of:=ROUND(1023*[.C10]/5)" office:value-type="float" office:value="1" calcext:value-type="float">
            <text:p>1</text:p>
          </table:table-cell>
          <table:table-cell table:style-name="ce9" table:formula="of:=ROUND(1023*[.D10]/5)" office:value-type="float" office:value="2" calcext:value-type="float">
            <text:p>2</text:p>
          </table:table-cell>
          <table:table-cell table:style-name="ce9" table:formula="of:=ROUND(1023*[.E10]/5)" office:value-type="float" office:value="5" calcext:value-type="float">
            <text:p>5</text:p>
          </table:table-cell>
          <table:table-cell table:style-name="ce10" table:formula="of:=ROUND(1023*[.F10]/5)" office:value-type="float" office:value="10" calcext:value-type="float">
            <text:p>10</text:p>
          </table:table-cell>
          <table:table-cell table:style-name="ce10" table:formula="of:=ROUND(1023*[.G10]/5)" office:value-type="float" office:value="20" calcext:value-type="float">
            <text:p>20</text:p>
          </table:table-cell>
          <table:table-cell table:style-name="ce10" table:formula="of:=ROUND(1023*[.H10]/5)" office:value-type="float" office:value="93" calcext:value-type="float">
            <text:p>93</text:p>
          </table:table-cell>
          <table:table-cell table:style-name="ce10" table:formula="of:=ROUND(1023*[.I10]/5)" office:value-type="float" office:value="171" calcext:value-type="float">
            <text:p>171</text:p>
          </table:table-cell>
          <table:table-cell table:style-name="ce8" table:formula="of:=ROUND(1023*[.J10]/5)" office:value-type="float" office:value="512" calcext:value-type="float">
            <text:p>512</text:p>
          </table:table-cell>
          <table:table-cell table:style-name="ce8" table:formula="of:=ROUND(1023*[.K10]/5)" office:value-type="float" office:value="682" calcext:value-type="float">
            <text:p>682</text:p>
          </table:table-cell>
          <table:table-cell table:style-name="ce10" table:formula="of:=ROUND(1023*[.L10]/5)" office:value-type="float" office:value="930" calcext:value-type="float">
            <text:p>930</text:p>
          </table:table-cell>
          <table:table-cell table:style-name="ce10" table:formula="of:=ROUND(1023*[.M10]/5)" office:value-type="float" office:value="974" calcext:value-type="float">
            <text:p>974</text:p>
          </table:table-cell>
          <table:table-cell table:style-name="ce9" table:formula="of:=ROUND(1023*[.N10]/5)" office:value-type="float" office:value="1013" calcext:value-type="float">
            <text:p>1013</text:p>
          </table:table-cell>
          <table:table-cell table:number-columns-repeated="16370"/>
        </table:table-row>
        <table:table-row table:style-name="ro1">
          <table:table-cell/>
          <table:table-cell table:style-name="ce9" table:formula="of:=ROUND(1023*[.B11]/5)" office:value-type="float" office:value="0" calcext:value-type="float">
            <text:p>0</text:p>
          </table:table-cell>
          <table:table-cell table:style-name="ce9" table:formula="of:=ROUND(1023*[.C11]/5)" office:value-type="float" office:value="0" calcext:value-type="float">
            <text:p>0</text:p>
          </table:table-cell>
          <table:table-cell table:style-name="ce9" table:formula="of:=ROUND(1023*[.D11]/5)" office:value-type="float" office:value="0" calcext:value-type="float">
            <text:p>0</text:p>
          </table:table-cell>
          <table:table-cell table:style-name="ce9" table:formula="of:=ROUND(1023*[.E11]/5)" office:value-type="float" office:value="1" calcext:value-type="float">
            <text:p>1</text:p>
          </table:table-cell>
          <table:table-cell table:style-name="ce9" table:formula="of:=ROUND(1023*[.F11]/5)" office:value-type="float" office:value="1" calcext:value-type="float">
            <text:p>1</text:p>
          </table:table-cell>
          <table:table-cell table:style-name="ce9" table:formula="of:=ROUND(1023*[.G11]/5)" office:value-type="float" office:value="2" calcext:value-type="float">
            <text:p>2</text:p>
          </table:table-cell>
          <table:table-cell table:style-name="ce10" table:formula="of:=ROUND(1023*[.H11]/5)" office:value-type="float" office:value="10" calcext:value-type="float">
            <text:p>10</text:p>
          </table:table-cell>
          <table:table-cell table:style-name="ce10" table:formula="of:=ROUND(1023*[.I11]/5)" office:value-type="float" office:value="20" calcext:value-type="float">
            <text:p>20</text:p>
          </table:table-cell>
          <table:table-cell table:style-name="ce10" table:formula="of:=ROUND(1023*[.J11]/5)" office:value-type="float" office:value="93" calcext:value-type="float">
            <text:p>93</text:p>
          </table:table-cell>
          <table:table-cell table:style-name="ce10" table:formula="of:=ROUND(1023*[.K11]/5)" office:value-type="float" office:value="171" calcext:value-type="float">
            <text:p>171</text:p>
          </table:table-cell>
          <table:table-cell table:style-name="ce8" table:formula="of:=ROUND(1023*[.L11]/5)" office:value-type="float" office:value="512" calcext:value-type="float">
            <text:p>512</text:p>
          </table:table-cell>
          <table:table-cell table:style-name="ce8" table:formula="of:=ROUND(1023*[.M11]/5)" office:value-type="float" office:value="682" calcext:value-type="float">
            <text:p>682</text:p>
          </table:table-cell>
          <table:table-cell table:style-name="ce8" table:formula="of:=ROUND(1023*[.N11]/5)" office:value-type="float" office:value="930" calcext:value-type="float">
            <text:p>930</text:p>
          </table:table-cell>
          <table:table-cell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5" number:min-decimal-places="15"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7:16:02.357447761</meta:creation-date>
    <dc:date>2024-04-22T19:55:53.780767613</dc:date>
    <meta:editing-duration>PT2H39M52S</meta:editing-duration>
    <meta:editing-cycles>1</meta:editing-cycles>
    <meta:document-statistic meta:table-count="1" meta:cell-count="158" meta:object-count="0"/>
    <meta:generator>LibreOffice/7.6.5.2$Linux_X86_64 LibreOffice_project/60$Build-2</meta:generator>
  </office:meta>
</office:document-meta>
</file>